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thin solid #000000" fo:border-bottom="thin solid #000000" fo:border-left="none" fo:border-right="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8" style:family="table-cell" style:parent-style-name="Default" style:data-style-name="N0">
      <style:table-cell-properties fo:border="thin solid #000000" fo:background-color="transparent"/>
    </style:style>
    <style:style style:name="ce89" style:family="table-cell" style:parent-style-name="Default" style:data-style-name="N0">
      <style:table-cell-properties fo:border-top="thin solid #000000" fo:border-bottom="none" fo:border-left="none" fo:border-right="thin solid #000000" fo:background-color="transparent"/>
    </style:style>
    <style:style style:name="ce90"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9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165pt" style:use-optimal-row-height="false" fo:break-before="auto"/>
    </style:style>
    <style:style style:name="ro22" style:family="table-row">
      <style:table-row-properties style:row-height="264pt" style:use-optimal-row-height="true" fo:break-before="auto"/>
    </style:style>
    <style:style style:name="ro23" style:family="table-row">
      <style:table-row-properties style:row-height="211.2pt" style:use-optimal-row-height="true" fo:break-before="auto"/>
    </style:style>
    <style:style style:name="ro24" style:family="table-row">
      <style:table-row-properties style:row-height="184.8pt" style:use-optimal-row-height="true" fo:break-before="auto"/>
    </style:style>
    <style:style style:name="ro25" style:family="table-row">
      <style:table-row-properties style:row-height="224.4pt" style:use-optimal-row-height="true" fo:break-before="auto"/>
    </style:style>
    <style:style style:name="ro26" style:family="table-row">
      <style:table-row-properties style:row-height="105pt" style:use-optimal-row-height="false" fo:break-before="auto"/>
    </style:style>
    <style:style style:name="ro27" style:family="table-row">
      <style:table-row-properties style:row-height="237.6pt" style:use-optimal-row-height="true" fo:break-before="auto"/>
    </style:style>
    <style:style style:name="ro28" style:family="table-row">
      <style:table-row-properties style:row-height="158.4pt" style:use-optimal-row-height="true" fo:break-before="auto"/>
    </style:style>
    <style:style style:name="ro29" style:family="table-row">
      <style:table-row-properties style:row-height="250.8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69.75pt" style:use-optimal-row-height="false" fo:break-before="auto"/>
    </style:style>
    <style:style style:name="ro33"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4">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5">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6">
            <text:p>Intel plans on implementing</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7">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8">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79">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80">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80">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80">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80">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80">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81">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82">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82">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82">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82">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4">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82">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82">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5" table:style-name="ce85">
            <text:p>NVM cmd set write/read test cases that require data verification to detect a successful outcome.</text:p>
          </table:table-cell>
          <table:table-cell office:value-type="string" table:number-columns-spanned="1" table:number-rows-spanned="2" table:style-name="ce86">
            <text:p>PRPOffsetSinglePgSingleBlk_r10b</text:p>
          </table:table-cell>
          <table:table-cell office:value-type="string" table:number-columns-spanned="1" table:number-rows-spanned="2" table:style-name="ce84">
            <text:p>revision 1.0b, section 6</text:p>
          </table:table-cell>
          <table:table-cell office:value-type="string" table:number-columns-spanned="1" table:number-rows-spanned="2" table:content-validation-name="val1" table:style-name="ce87">
            <text:p>Vary buff offset for single-page/single-blk against PRP1/PRP2.</text:p>
          </table:table-cell>
          <table:table-cell office:value-type="string" table:number-columns-spanned="1" table:number-rows-spanned="2" table:style-name="ce8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table:number-columns-spanned="1" table:number-rows-spanned="2" table:style-name="ce88"/>
          <table:table-cell table:number-columns-repeated="16377" table:style-name="ce1"/>
        </table:table-row>
        <table:table-row-group>
          <table:table-row table:style-name="ro2">
            <table:table-cell table:number-columns-spanned="1" table:number-rows-spanned="2" table:style-name="ce89"/>
            <table:covered-table-cell/>
            <table:covered-table-cell/>
            <table:covered-table-cell/>
            <table:covered-table-cell/>
            <table:covered-table-cell/>
            <table:covered-table-cell/>
            <table:table-cell table:number-columns-repeated="16377" table:style-name="ce1"/>
          </table:table-row>
          <table:table-row table:style-name="ro22">
            <table:covered-table-cell/>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4">
            <table:table-cell table:style-name="ce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5">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5">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90">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6">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91">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7">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62">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4">
            <table:table-cell table:style-name="ce47"/>
            <table:covered-table-cell/>
            <table:table-cell office:value-type="string" table:style-name="ce62">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62">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62">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62">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62">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8">
            <table:table-cell table:style-name="ce47"/>
            <table:covered-table-cell/>
            <table:table-cell office:value-type="string" table:style-name="ce62">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91">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8">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9">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3">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82">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3">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8">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3">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82">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82">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30">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82">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82">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82">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82">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3"/>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4"/>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5"/>
          <table:covered-table-cell/>
          <table:table-cell office:value-type="string" table:style-name="ce56">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5"/>
          <table:covered-table-cell/>
          <table:table-cell office:value-type="string" table:style-name="ce56">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mp;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5"/>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text:s/>and if SMART is supported, then determine X=Identity.NN and loop GetLogPage to all namspcs not supported by DUT and expect failure, 0xFFFFFFFF is legal and return global page. If SMART is not supported then all NSID values are legal, verify success.</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5"/>
          <table:covered-table-cell/>
          <table:table-cell office:value-type="string" table:style-name="ce62">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5"/>
          <table:covered-table-cell/>
          <table:table-cell office:value-type="string" table:style-name="ce62">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5"/>
          <table:covered-table-cell/>
          <table:table-cell office:value-type="string" table:style-name="ce62">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5"/>
          <table:covered-table-cell/>
          <table:table-cell office:value-type="string" table:style-name="ce62">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8">
          <table:table-cell office:value-type="string" table:style-name="ce45">
            <text:p>GrpAdminIdentifyCmd</text:p>
          </table:table-cell>
          <table:table-cell office:value-type="string" table:number-columns-spanned="1" table:number-rows-spanned="4" table:style-name="ce82">
            <text:p>Admin cmd set identify test cases.</text:p>
          </table:table-cell>
          <table:table-cell office:value-type="string" table:style-name="ce6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table:style-name="ce8"/>
          <table:table-cell table:number-columns-repeated="16377" table:style-name="ce1"/>
        </table:table-row>
        <table:table-row table:style-name="ro9">
          <table:table-cell table:style-name="ce63"/>
          <table:covered-table-cell/>
          <table:table-cell office:value-type="string" table:style-name="ce6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5">
          <table:table-cell table:style-name="ce64"/>
          <table:covered-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7">
          <table:table-cell table:style-name="ce65"/>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91">
            <text:p>Admin cmd format NVM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4"/>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5"/>
          <table:covered-table-cell/>
          <table:table-cell office:value-type="string" table:style-name="ce62">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5"/>
          <table:covered-table-cell/>
          <table:table-cell office:value-type="string" table:style-name="ce67">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82">
            <text:p>Admin cmd set abor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4"/>
          <table:covered-table-cell/>
          <table:table-cell office:value-type="string" table:style-name="ce62">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8"/>
          <table:covered-table-cell/>
          <table:table-cell office:value-type="string" table:style-name="ce62">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82">
            <text:p>Admin cmd set async event reques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4"/>
          <table:covered-table-cell/>
          <table:table-cell office:value-type="string" table:style-name="ce62">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5"/>
          <table:covered-table-cell/>
          <table:table-cell office:value-type="string" table:style-name="ce62">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8"/>
          <table:covered-table-cell/>
          <table:table-cell office:value-type="string" table:style-name="ce62">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1">
          <table:table-cell office:value-type="string" table:style-name="ce45">
            <text:p>GrpAdminSetGetFeatCombo</text:p>
          </table:table-cell>
          <table:table-cell office:value-type="string" table:number-columns-spanned="1" table:number-rows-spanned="9" table:style-name="ce82">
            <text:p>Admin cmd set/get features utilizing both cmds for efficiency.</text:p>
          </table:table-cell>
          <table:table-cell office:value-type="string" table:style-name="ce66">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4"/>
          <table:covered-table-cell/>
          <table:table-cell office:value-type="string" table:style-name="ce66">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20">
          <table:table-cell table:style-name="ce65"/>
          <table:covered-table-cell/>
          <table:table-cell office:value-type="string" table:style-name="ce66">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1">
          <table:table-cell table:style-name="ce65"/>
          <table:covered-table-cell/>
          <table:table-cell office:value-type="string" table:style-name="ce66">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31">
          <table:table-cell office:value-type="string" table:style-name="ce45">
            <text:p>GrpAdminSetFeatCmd</text:p>
          </table:table-cell>
          <table:table-cell office:value-type="string" table:style-name="ce64">
            <text:p>Admin cmd set features test cases w/o get features dependency.</text:p>
          </table: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82">
            <text:p>Admin cmd set get features test cases w/o set features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1,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91">
            <text:p>Admin cmd set firmware activate test cases w/o firm img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4"/>
          <table:covered-table-cell/>
          <table:table-cell office:value-type="string" table:style-name="ce69">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8"/>
          <table:covered-table-cell/>
          <table:table-cell office:value-type="string" table:style-name="ce69">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2">
          <table:table-cell office:value-type="string" table:style-name="ce45">
            <text:p>GrpAdminFirmImgCmd</text:p>
          </table:table-cell>
          <table:table-cell office:value-type="string" table:style-name="ce70">
            <text:p>Admin cmd set firmware image download test cases w/o firm act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91">
            <text:p>Admin cmd set firmware activate &amp; firmware image utilizing both cmds for effeciency.</text:p>
          </table:table-cell>
          <table:table-cell office:value-type="string" table:style-name="ce66">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71">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1">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71">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8">
          <table:table-cell table:style-name="ce45"/>
          <table:covered-table-cell/>
          <table:table-cell office:value-type="string" table:style-name="ce71">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1">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1">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71">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71">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1">
            <text:p>Admin cmd set security send test cases.</text:p>
          </table:table-cell>
          <table:table-cell office:value-type="string" table:style-name="ce72">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1">
            <text:p>Admin cmd set security receive test cases.</text:p>
          </table:table-cell>
          <table:table-cell office:value-type="string" table:style-name="ce73">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1">
            <text:p>Fused operational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1">
            <text:p>Weighted round robin with urgent priority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2">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2" table:style-name="ro33">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8-07T18:51:32Z</dc:date>
    <meta:print-date>2012-02-10T16:57:31Z</meta:print-date>
  </office:meta>
</office:document-meta>
</file>